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a08" officeooo:paragraph-rsid="0015a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: <text:a xlink:type="simple" xlink:href="mailto:yudip@gmail.com" text:style-name="Internet_20_link" text:visited-style-name="Visited_20_Internet_20_Link">yudip@gmail.com</text:a></text:p>
      <text:p text:style-name="P1">Bcc:</text:p>
      <text:p text:style-name="P1"/>
      <text:p text:style-name="P1">subject: Notice about project</text:p>
      <text:p text:style-name="P1"/>
      <text:p text:style-name="P1">This is to inform all the group members that our project is currently at halt due to a design flaw has been noticed on out ongoing project on hospital management. Thus I request each group members to halt the production until further notice.</text:p>
      <text:p text:style-name="P1"/>
      <text:p text:style-name="P1">Each member’s efforts are appreciated.</text:p>
      <text:p text:style-name="P1"/>
      <text:p text:style-name="P1">Yours,</text:p>
      <text:p text:style-name="P1">Sarjak Bhandari</text:p>
      <text:p text:style-name="P1">Group Lead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5:30:49.447000000</meta:creation-date>
    <dc:date>2023-12-20T15:37:00.765000000</dc:date>
    <meta:editing-duration>PT6M11S</meta:editing-duration>
    <meta:editing-cycles>1</meta:editing-cycles>
    <meta:document-statistic meta:table-count="0" meta:image-count="0" meta:object-count="0" meta:page-count="1" meta:paragraph-count="8" meta:word-count="60" meta:character-count="364" meta:non-whitespace-character-count="312"/>
    <meta:generator>LibreOffice/7.6.2.1$Windows_X86_64 LibreOffice_project/56f7684011345957bbf33a7ee678afaf4d2ba333</meta:generator>
  </office:meta>
</office:document-meta>
</file>